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8.33mm"/>
    </style:style>
    <style:style style:name="co4" style:family="table-column">
      <style:table-column-properties fo:break-before="auto" style:column-width="8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c2c2c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 table:use-regular-expressions="false" table:use-wildcards="true"/>
      <table:table table:name="zbio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table:style-name="ce1" table:formula="of:=MAX([.A1:.J1])" office:value-type="float" office:value="567" calcext:value-type="float">
            <text:p>567</text:p>
          </table:table-cell>
          <table:table-cell office:value-type="string" calcext:value-type="string">
            <text:p>-najwieksza</text:p>
          </table:table-cell>
          <table:table-cell/>
        </table:table-row>
        <table:table-row table:style-name="ro1">
          <table:table-cell table:number-columns-repeated="11"/>
          <table:table-cell table:formula="of:=MIN([.A1:.J1])" office:value-type="float" office:value="4" calcext:value-type="float">
            <text:p>4</text:p>
          </table:table-cell>
          <table:table-cell office:value-type="string" calcext:value-type="string">
            <text:p>-najmniejsza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2" table:formula="of:=AVERAGE([.L5:.L6])" office:value-type="float" office:value="285.5" calcext:value-type="float">
            <text:p>28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26:10.088316489</dc:date>
    <meta:editing-duration>PT2M48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